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ValueMethodArgumentResolver.resolveNamedValue( String name , MethodParameter parameter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.ExpressionValueMethodArgumentResolver( @ Nullable ConfigurableBeanFactory factory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.supportsParameter(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ValueNamedValueInfo.ExpressionValueNamedValueInfo( Valu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